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https://github.com/Ramukosimulanga/MealPlanner</text:span></text:p>
      <text:p text:style-name="P1"><text:span text:style-name="T1">2.https://youtu.be/-ceqMLCui2A</text:span></text:p>
      <text:p text:style-name="P1"><text:span text:style-name="T1">3.COMPREHENSIVE REPORT</text:span></text:p>
      <text:p text:style-name="P1"><text:span text:style-name="T1">I Ramukosi Mulanga create Meal Planner app. It help people plan food. Easy to use, and customize. Add a time of the day and it will tell you exactly what to it. This app was actually created to help a friend who does ot know what to eat at a certain time. GitHub Action help test, deploy. Work well, fast. Use on phone, computer. My app help people eat healthy, save time, money.</text:span></text:p>
      <text:p text:style-name="P1"><text:span text:style-name="T1">4.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1"/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1"/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